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 style:data-style-name="N61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Eficiencia O(n²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ficiencia O(n·log(n))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Eficiencia O(n³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ficiencia O(2^n)</text:p>
          </table:table-cell>
          <table:covered-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inserción</text:p>
          </table:table-cell>
          <table:table-cell office:value-type="string" calcext:value-type="string">
            <text:p>selección</text:p>
          </table:table-cell>
          <table:table-cell/>
          <table:table-cell office:value-type="string" calcext:value-type="string">
            <text:p>tamaño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heapsort</text:p>
          </table:table-cell>
          <table:table-cell/>
          <table:table-cell office:value-type="string" calcext:value-type="string">
            <text:p>Tamaño</text:p>
          </table:table-cell>
          <table:table-cell office:value-type="string" calcext:value-type="string">
            <text:p>floyd</text:p>
          </table:table-cell>
          <table:table-cell/>
          <table:table-cell office:value-type="string" calcext:value-type="string">
            <text:p>Tamaño</text:p>
          </table:table-cell>
          <table:table-cell office:value-type="string" calcext:value-type="string">
            <text:p>hanoi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326" calcext:value-type="float">
            <text:p>0,009326</text:p>
          </table:table-cell>
          <table:table-cell office:value-type="float" office:value="0.006717" calcext:value-type="float">
            <text:p>0,006717</text:p>
          </table:table-cell>
          <table:table-cell office:value-type="float" office:value="0.0039843" calcext:value-type="float">
            <text:p>0,003984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3625" calcext:value-type="float">
            <text:p>0,003625</text:p>
          </table:table-cell>
          <table:table-cell office:value-type="float" office:value="0.00665079" calcext:value-type="float">
            <text:p>0,00665079</text:p>
          </table:table-cell>
          <table:table-cell office:value-type="float" office:value="0.004824" calcext:value-type="float">
            <text:p>0,00482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000045" calcext:value-type="float">
            <text:p>4,50E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0007" calcext:value-type="float">
            <text:p>7,00E-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6214" calcext:value-type="float">
            <text:p>0,036214</text:p>
          </table:table-cell>
          <table:table-cell office:value-type="float" office:value="0.024055" calcext:value-type="float">
            <text:p>0,024055</text:p>
          </table:table-cell>
          <table:table-cell office:value-type="float" office:value="0.0161128" calcext:value-type="float">
            <text:p>0,016112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007771" calcext:value-type="float">
            <text:p>0,007771</text:p>
          </table:table-cell>
          <table:table-cell office:value-type="float" office:value="0.014437" calcext:value-type="float">
            <text:p>0,014437</text:p>
          </table:table-cell>
          <table:table-cell office:value-type="float" office:value="0.008362" calcext:value-type="float">
            <text:p>0,0083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11" calcext:value-type="float">
            <text:p>0,0003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00004" calcext:value-type="float">
            <text:p>4,00E-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81513" calcext:value-type="float">
            <text:p>0,081513</text:p>
          </table:table-cell>
          <table:table-cell office:value-type="float" office:value="0.05369" calcext:value-type="float">
            <text:p>0,05369</text:p>
          </table:table-cell>
          <table:table-cell office:value-type="float" office:value="0.035522" calcext:value-type="float">
            <text:p>0,03552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0.011211" calcext:value-type="float">
            <text:p>0,011211</text:p>
          </table:table-cell>
          <table:table-cell office:value-type="float" office:value="0.018691" calcext:value-type="float">
            <text:p>0,018691</text:p>
          </table:table-cell>
          <table:table-cell office:value-type="float" office:value="0.013449" calcext:value-type="float">
            <text:p>0,0134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1085" calcext:value-type="float">
            <text:p>0,00108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0.000004" calcext:value-type="float">
            <text:p>4,00E-0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43469" calcext:value-type="float">
            <text:p>0,143469</text:p>
          </table:table-cell>
          <table:table-cell office:value-type="float" office:value="0.094589" calcext:value-type="float">
            <text:p>0,094589</text:p>
          </table:table-cell>
          <table:table-cell office:value-type="float" office:value="0.065098" calcext:value-type="float">
            <text:p>0,06509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0.016733" calcext:value-type="float">
            <text:p>0,016733</text:p>
          </table:table-cell>
          <table:table-cell office:value-type="float" office:value="0.029801" calcext:value-type="float">
            <text:p>0,029801</text:p>
          </table:table-cell>
          <table:table-cell office:value-type="float" office:value="0.018422" calcext:value-type="float">
            <text:p>0,0184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2529" calcext:value-type="float">
            <text:p>0,002529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00006" calcext:value-type="float">
            <text:p>6,00E-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2451" calcext:value-type="float">
            <text:p>0,22451</text:p>
          </table:table-cell>
          <table:table-cell office:value-type="float" office:value="0.148125" calcext:value-type="float">
            <text:p>0,148125</text:p>
          </table:table-cell>
          <table:table-cell office:value-type="float" office:value="0.098737" calcext:value-type="float">
            <text:p>0,09873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1928" calcext:value-type="float">
            <text:p>0,01928</text:p>
          </table:table-cell>
          <table:table-cell office:value-type="float" office:value="0.04314" calcext:value-type="float">
            <text:p>0,04314</text:p>
          </table:table-cell>
          <table:table-cell office:value-type="float" office:value="0.023023" calcext:value-type="float">
            <text:p>0,0230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4823" calcext:value-type="float">
            <text:p>0,004823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0.000006" calcext:value-type="float">
            <text:p>6,00E-0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322415" calcext:value-type="float">
            <text:p>0,322415</text:p>
          </table:table-cell>
          <table:table-cell office:value-type="float" office:value="0.215842" calcext:value-type="float">
            <text:p>0,215842</text:p>
          </table:table-cell>
          <table:table-cell office:value-type="float" office:value="0.14236" calcext:value-type="float">
            <text:p>0,1423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0.023538" calcext:value-type="float">
            <text:p>0,023538</text:p>
          </table:table-cell>
          <table:table-cell office:value-type="float" office:value="0.039113" calcext:value-type="float">
            <text:p>0,039113</text:p>
          </table:table-cell>
          <table:table-cell office:value-type="float" office:value="0.029465" calcext:value-type="float">
            <text:p>0,02946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31" calcext:value-type="float">
            <text:p>0,0083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0.000007" calcext:value-type="float">
            <text:p>7,00E-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448451" calcext:value-type="float">
            <text:p>0,448451</text:p>
          </table:table-cell>
          <table:table-cell office:value-type="float" office:value="0.294876" calcext:value-type="float">
            <text:p>0,294876</text:p>
          </table:table-cell>
          <table:table-cell office:value-type="float" office:value="0.197098" calcext:value-type="float">
            <text:p>0,19709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0.027832" calcext:value-type="float">
            <text:p>0,027832</text:p>
          </table:table-cell>
          <table:table-cell office:value-type="float" office:value="0.049835" calcext:value-type="float">
            <text:p>0,049835</text:p>
          </table:table-cell>
          <table:table-cell office:value-type="float" office:value="0.03519" calcext:value-type="float">
            <text:p>0,035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13163" calcext:value-type="float">
            <text:p>0,013163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0.000008" calcext:value-type="float">
            <text:p>8,00E-0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84871" calcext:value-type="float">
            <text:p>0,584871</text:p>
          </table:table-cell>
          <table:table-cell office:value-type="float" office:value="0.384413" calcext:value-type="float">
            <text:p>0,384413</text:p>
          </table:table-cell>
          <table:table-cell office:value-type="float" office:value="0.257235" calcext:value-type="float">
            <text:p>0,257235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0.032545" calcext:value-type="float">
            <text:p>0,032545</text:p>
          </table:table-cell>
          <table:table-cell office:value-type="float" office:value="0.061842" calcext:value-type="float">
            <text:p>0,061842</text:p>
          </table:table-cell>
          <table:table-cell office:value-type="float" office:value="0.039763" calcext:value-type="float">
            <text:p>0,03976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19669" calcext:value-type="float">
            <text:p>0,019669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0001" calcext:value-type="float">
            <text:p>1,00E-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743189" calcext:value-type="float">
            <text:p>0,743189</text:p>
          </table:table-cell>
          <table:table-cell office:value-type="float" office:value="0.485826" calcext:value-type="float">
            <text:p>0,485826</text:p>
          </table:table-cell>
          <table:table-cell office:value-type="float" office:value="0.334225" calcext:value-type="float">
            <text:p>0,334225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0.036439" calcext:value-type="float">
            <text:p>0,036439</text:p>
          </table:table-cell>
          <table:table-cell office:value-type="float" office:value="0.074306" calcext:value-type="float">
            <text:p>0,074306</text:p>
          </table:table-cell>
          <table:table-cell office:value-type="float" office:value="0.046071" calcext:value-type="float">
            <text:p>0,04607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11" calcext:value-type="float">
            <text:p>0,0281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0.000017" calcext:value-type="float">
            <text:p>1,70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07302" calcext:value-type="float">
            <text:p>0,907302</text:p>
          </table:table-cell>
          <table:table-cell office:value-type="float" office:value="0.602935" calcext:value-type="float">
            <text:p>0,602935</text:p>
          </table:table-cell>
          <table:table-cell office:value-type="float" office:value="0.396813" calcext:value-type="float">
            <text:p>0,39681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40993" calcext:value-type="float">
            <text:p>0,040993</text:p>
          </table:table-cell>
          <table:table-cell office:value-type="float" office:value="0.08895" calcext:value-type="float">
            <text:p>0,08895</text:p>
          </table:table-cell>
          <table:table-cell office:value-type="float" office:value="0.050819" calcext:value-type="float">
            <text:p>0,050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936" calcext:value-type="float">
            <text:p>0,0393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000027" calcext:value-type="float">
            <text:p>2,70E-0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10214" calcext:value-type="float">
            <text:p>1,10214</text:p>
          </table:table-cell>
          <table:table-cell office:value-type="float" office:value="0.726386" calcext:value-type="float">
            <text:p>0,726386</text:p>
          </table:table-cell>
          <table:table-cell office:value-type="float" office:value="0.480536" calcext:value-type="float">
            <text:p>0,480536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0.044036" calcext:value-type="float">
            <text:p>0,044036</text:p>
          </table:table-cell>
          <table:table-cell office:value-type="float" office:value="0.070985" calcext:value-type="float">
            <text:p>0,070985</text:p>
          </table:table-cell>
          <table:table-cell office:value-type="float" office:value="0.056759" calcext:value-type="float">
            <text:p>0,05675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51813" calcext:value-type="float">
            <text:p>0,05181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0.000058" calcext:value-type="float">
            <text:p>5,80E-0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31375" calcext:value-type="float">
            <text:p>1,31375</text:p>
          </table:table-cell>
          <table:table-cell office:value-type="float" office:value="0.864664" calcext:value-type="float">
            <text:p>0,864664</text:p>
          </table:table-cell>
          <table:table-cell office:value-type="float" office:value="0.573581" calcext:value-type="float">
            <text:p>0,573581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0.048172" calcext:value-type="float">
            <text:p>0,048172</text:p>
          </table:table-cell>
          <table:table-cell office:value-type="float" office:value="0.081647" calcext:value-type="float">
            <text:p>0,081647</text:p>
          </table:table-cell>
          <table:table-cell office:value-type="float" office:value="0.063013" calcext:value-type="float">
            <text:p>0,06301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66292" calcext:value-type="float">
            <text:p>0,0662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103" calcext:value-type="float">
            <text:p>0,00010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54938" calcext:value-type="float">
            <text:p>1,54938</text:p>
          </table:table-cell>
          <table:table-cell office:value-type="float" office:value="1.01861" calcext:value-type="float">
            <text:p>1,01861</text:p>
          </table:table-cell>
          <table:table-cell office:value-type="float" office:value="0.680197" calcext:value-type="float">
            <text:p>0,680197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0.052775" calcext:value-type="float">
            <text:p>0,052775</text:p>
          </table:table-cell>
          <table:table-cell office:value-type="float" office:value="0.09109" calcext:value-type="float">
            <text:p>0,09109</text:p>
          </table:table-cell>
          <table:table-cell office:value-type="float" office:value="0.068089" calcext:value-type="float">
            <text:p>0,06808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83675" calcext:value-type="float">
            <text:p>0,0836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203" calcext:value-type="float">
            <text:p>0,00020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77838" calcext:value-type="float">
            <text:p>1,77838</text:p>
          </table:table-cell>
          <table:table-cell office:value-type="float" office:value="1.17975" calcext:value-type="float">
            <text:p>1,17975</text:p>
          </table:table-cell>
          <table:table-cell office:value-type="float" office:value="0.783223" calcext:value-type="float">
            <text:p>0,783223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0.057742" calcext:value-type="float">
            <text:p>0,057742</text:p>
          </table:table-cell>
          <table:table-cell office:value-type="float" office:value="0.102959" calcext:value-type="float">
            <text:p>0,102959</text:p>
          </table:table-cell>
          <table:table-cell office:value-type="float" office:value="0.076176" calcext:value-type="float">
            <text:p>0,07617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05342" calcext:value-type="float">
            <text:p>0,1053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82" calcext:value-type="float">
            <text:p>0,00038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05705" calcext:value-type="float">
            <text:p>2,05705</text:p>
          </table:table-cell>
          <table:table-cell office:value-type="float" office:value="1.37162" calcext:value-type="float">
            <text:p>1,37162</text:p>
          </table:table-cell>
          <table:table-cell office:value-type="float" office:value="0.896243" calcext:value-type="float">
            <text:p>0,896243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0.061734" calcext:value-type="float">
            <text:p>0,061734</text:p>
          </table:table-cell>
          <table:table-cell office:value-type="float" office:value="0.114649" calcext:value-type="float">
            <text:p>0,114649</text:p>
          </table:table-cell>
          <table:table-cell office:value-type="float" office:value="0.079362" calcext:value-type="float">
            <text:p>0,0793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29086" calcext:value-type="float">
            <text:p>0,1290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33831" calcext:value-type="float">
            <text:p>2,33831</text:p>
          </table:table-cell>
          <table:table-cell office:value-type="float" office:value="1.53765" calcext:value-type="float">
            <text:p>1,53765</text:p>
          </table:table-cell>
          <table:table-cell office:value-type="float" office:value="1.0198" calcext:value-type="float">
            <text:p>1,0198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0.066984" calcext:value-type="float">
            <text:p>0,066984</text:p>
          </table:table-cell>
          <table:table-cell office:value-type="float" office:value="0.126993" calcext:value-type="float">
            <text:p>0,126993</text:p>
          </table:table-cell>
          <table:table-cell office:value-type="float" office:value="0.088945" calcext:value-type="float">
            <text:p>0,0889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56446" calcext:value-type="float">
            <text:p>0,1564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1563" calcext:value-type="float">
            <text:p>0,00156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64727" calcext:value-type="float">
            <text:p>2,64727</text:p>
          </table:table-cell>
          <table:table-cell office:value-type="float" office:value="1.73426" calcext:value-type="float">
            <text:p>1,73426</text:p>
          </table:table-cell>
          <table:table-cell office:value-type="float" office:value="1.15057" calcext:value-type="float">
            <text:p>1,15057</text:p>
          </table:table-cell>
          <table:table-cell/>
          <table:table-cell office:value-type="float" office:value="170000" calcext:value-type="float">
            <text:p>170000</text:p>
          </table:table-cell>
          <table:table-cell office:value-type="float" office:value="0.070871" calcext:value-type="float">
            <text:p>0,070871</text:p>
          </table:table-cell>
          <table:table-cell office:value-type="float" office:value="0.139966" calcext:value-type="float">
            <text:p>0,139966</text:p>
          </table:table-cell>
          <table:table-cell office:value-type="float" office:value="0.090666" calcext:value-type="float">
            <text:p>0,09066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87267" calcext:value-type="float">
            <text:p>0,1872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168" calcext:value-type="float">
            <text:p>0,00316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.00253" calcext:value-type="float">
            <text:p>3,00253</text:p>
          </table:table-cell>
          <table:table-cell office:value-type="float" office:value="1.96032" calcext:value-type="float">
            <text:p>1,96032</text:p>
          </table:table-cell>
          <table:table-cell office:value-type="float" office:value="1.28965" calcext:value-type="float">
            <text:p>1,28965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0.074599" calcext:value-type="float">
            <text:p>0,074599</text:p>
          </table:table-cell>
          <table:table-cell office:value-type="float" office:value="0.153146" calcext:value-type="float">
            <text:p>0,153146</text:p>
          </table:table-cell>
          <table:table-cell office:value-type="float" office:value="0.099272" calcext:value-type="float">
            <text:p>0,0992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224309" calcext:value-type="float">
            <text:p>0,2243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6212" calcext:value-type="float">
            <text:p>0,00621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.29181" calcext:value-type="float">
            <text:p>3,29181</text:p>
          </table:table-cell>
          <table:table-cell office:value-type="float" office:value="2.17137" calcext:value-type="float">
            <text:p>2,17137</text:p>
          </table:table-cell>
          <table:table-cell office:value-type="float" office:value="1.43709" calcext:value-type="float">
            <text:p>1,43709</text:p>
          </table:table-cell>
          <table:table-cell/>
          <table:table-cell office:value-type="float" office:value="190000" calcext:value-type="float">
            <text:p>190000</text:p>
          </table:table-cell>
          <table:table-cell office:value-type="float" office:value="0.077911" calcext:value-type="float">
            <text:p>0,077911</text:p>
          </table:table-cell>
          <table:table-cell office:value-type="float" office:value="0.167807" calcext:value-type="float">
            <text:p>0,167807</text:p>
          </table:table-cell>
          <table:table-cell office:value-type="float" office:value="0.107028" calcext:value-type="float">
            <text:p>0,1070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260606" calcext:value-type="float">
            <text:p>0,2606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12572" calcext:value-type="float">
            <text:p>0,0125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70991" calcext:value-type="float">
            <text:p>3,70991</text:p>
          </table:table-cell>
          <table:table-cell office:value-type="float" office:value="2.39982" calcext:value-type="float">
            <text:p>2,39982</text:p>
          </table:table-cell>
          <table:table-cell office:value-type="float" office:value="1.59251" calcext:value-type="float">
            <text:p>1,5925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0.084415" calcext:value-type="float">
            <text:p>0,084415</text:p>
          </table:table-cell>
          <table:table-cell office:value-type="float" office:value="0.181705" calcext:value-type="float">
            <text:p>0,181705</text:p>
          </table:table-cell>
          <table:table-cell office:value-type="float" office:value="0.109911" calcext:value-type="float">
            <text:p>0,1099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03713" calcext:value-type="float">
            <text:p>0,3037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4988" calcext:value-type="float">
            <text:p>0,02498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.0858" calcext:value-type="float">
            <text:p>4,0858</text:p>
          </table:table-cell>
          <table:table-cell office:value-type="float" office:value="2.6275" calcext:value-type="float">
            <text:p>2,6275</text:p>
          </table:table-cell>
          <table:table-cell office:value-type="float" office:value="1.76388" calcext:value-type="float">
            <text:p>1,76388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0.088137" calcext:value-type="float">
            <text:p>0,088137</text:p>
          </table:table-cell>
          <table:table-cell office:value-type="float" office:value="0.138456" calcext:value-type="float">
            <text:p>0,138456</text:p>
          </table:table-cell>
          <table:table-cell office:value-type="float" office:value="0.131347" calcext:value-type="float">
            <text:p>0,1313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350943" calcext:value-type="float">
            <text:p>0,3509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9553" calcext:value-type="float">
            <text:p>0,04955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4.46812" calcext:value-type="float">
            <text:p>4,46812</text:p>
          </table:table-cell>
          <table:table-cell office:value-type="float" office:value="2.90237" calcext:value-type="float">
            <text:p>2,90237</text:p>
          </table:table-cell>
          <table:table-cell office:value-type="float" office:value="1.9482" calcext:value-type="float">
            <text:p>1,9482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float" office:value="0.092379" calcext:value-type="float">
            <text:p>0,092379</text:p>
          </table:table-cell>
          <table:table-cell office:value-type="float" office:value="0.148041" calcext:value-type="float">
            <text:p>0,148041</text:p>
          </table:table-cell>
          <table:table-cell office:value-type="float" office:value="0.12323" calcext:value-type="float">
            <text:p>0,1232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403632" calcext:value-type="float">
            <text:p>0,4036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354" calcext:value-type="float">
            <text:p>0,10035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4.81371" calcext:value-type="float">
            <text:p>4,81371</text:p>
          </table:table-cell>
          <table:table-cell office:value-type="float" office:value="3.18144" calcext:value-type="float">
            <text:p>3,18144</text:p>
          </table:table-cell>
          <table:table-cell office:value-type="float" office:value="2.11209" calcext:value-type="float">
            <text:p>2,11209</text:p>
          </table:table-cell>
          <table:table-cell/>
          <table:table-cell office:value-type="float" office:value="230000" calcext:value-type="float">
            <text:p>230000</text:p>
          </table:table-cell>
          <table:table-cell office:value-type="float" office:value="0.097764" calcext:value-type="float">
            <text:p>0,097764</text:p>
          </table:table-cell>
          <table:table-cell office:value-type="float" office:value="0.158239" calcext:value-type="float">
            <text:p>0,158239</text:p>
          </table:table-cell>
          <table:table-cell office:value-type="float" office:value="0.129261" calcext:value-type="float">
            <text:p>0,12926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461212" calcext:value-type="float">
            <text:p>0,4612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98337" calcext:value-type="float">
            <text:p>0,19833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5.17747" calcext:value-type="float">
            <text:p>5,17747</text:p>
          </table:table-cell>
          <table:table-cell office:value-type="float" office:value="3.43809" calcext:value-type="float">
            <text:p>3,43809</text:p>
          </table:table-cell>
          <table:table-cell office:value-type="float" office:value="2.29516" calcext:value-type="float">
            <text:p>2,29516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0.100855" calcext:value-type="float">
            <text:p>0,100855</text:p>
          </table:table-cell>
          <table:table-cell office:value-type="float" office:value="0.168314" calcext:value-type="float">
            <text:p>0,168314</text:p>
          </table:table-cell>
          <table:table-cell office:value-type="float" office:value="0.147278" calcext:value-type="float">
            <text:p>0,14727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52302" calcext:value-type="float">
            <text:p>0,5230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97377" calcext:value-type="float">
            <text:p>0,39737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62167" calcext:value-type="float">
            <text:p>5,62167</text:p>
          </table:table-cell>
          <table:table-cell office:value-type="float" office:value="3.72998" calcext:value-type="float">
            <text:p>3,72998</text:p>
          </table:table-cell>
          <table:table-cell office:value-type="float" office:value="2.49193" calcext:value-type="float">
            <text:p>2,49193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0.104177" calcext:value-type="float">
            <text:p>0,104177</text:p>
          </table:table-cell>
          <table:table-cell office:value-type="float" office:value="0.179208" calcext:value-type="float">
            <text:p>0,179208</text:p>
          </table:table-cell>
          <table:table-cell office:value-type="float" office:value="0.144524" calcext:value-type="float">
            <text:p>0,1445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590928" calcext:value-type="float">
            <text:p>0,5909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92694" calcext:value-type="float">
            <text:p>0,792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7:36:02.396389451</meta:creation-date>
    <dc:date>2020-03-06T17:57:09.212269399</dc:date>
    <meta:editing-duration>PT10M51S</meta:editing-duration>
    <meta:editing-cycles>3</meta:editing-cycles>
    <meta:generator>LibreOffice/6.0.7.3$Linux_X86_64 LibreOffice_project/00m0$Build-3</meta:generator>
    <meta:document-statistic meta:table-count="1" meta:cell-count="316" meta:object-count="0"/>
  </office:meta>
</office:document-meta>
</file>